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ans Mono1" svg:font-family="'Droid Sans Mono'"/>
    <style:font-face style:name="Helvetica Neue" svg:font-family="'Helvetica Neue', Helvetica, Arial, sans-serif"/>
    <style:font-face style:name="sans-serif" svg:font-family="sans-serif"/>
    <style:font-face style:name="arial" svg:font-family="arial" style:font-family-generic="swiss"/>
    <style:font-face style:name="Droid Sans Mono" svg:font-family="'Droid Sans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Georgia1" svg:font-family="Georgia" style:font-family-generic="system" style:font-pitch="variable"/>
  </office:font-face-decls>
  <office:automatic-styles>
    <style:style style:name="P1" style:family="paragraph" style:parent-style-name="normal">
      <style:text-properties officeooo:paragraph-rsid="000d1e37"/>
    </style:style>
    <style:style style:name="P2" style:family="paragraph" style:parent-style-name="normal">
      <style:text-properties officeooo:paragraph-rsid="000f088e"/>
    </style:style>
    <style:style style:name="P3" style:family="paragraph" style:parent-style-name="normal">
      <style:text-properties style:font-name="arial" fo:font-size="11pt" officeooo:paragraph-rsid="0017c7be" style:font-size-asian="11pt" style:font-size-complex="11pt"/>
    </style:style>
    <style:style style:name="P4" style:family="paragraph" style:parent-style-name="normal">
      <style:text-properties style:font-name="arial" fo:font-size="11pt" officeooo:paragraph-rsid="001bedda" style:font-size-asian="11pt" style:font-size-complex="11pt"/>
    </style:style>
    <style:style style:name="P5" style:family="paragraph" style:parent-style-name="normal">
      <style:text-properties style:font-name="arial" officeooo:paragraph-rsid="0019877e"/>
    </style:style>
    <style:style style:name="P6" style:family="paragraph" style:parent-style-name="normal">
      <style:text-properties officeooo:paragraph-rsid="000fb091"/>
    </style:style>
    <style:style style:name="P7" style:family="paragraph" style:parent-style-name="normal">
      <style:text-properties officeooo:paragraph-rsid="001174da"/>
    </style:style>
    <style:style style:name="P8" style:family="paragraph" style:parent-style-name="normal">
      <style:text-properties officeooo:paragraph-rsid="00165e75"/>
    </style:style>
    <style:style style:name="P9" style:family="paragraph" style:parent-style-name="normal">
      <style:text-properties officeooo:paragraph-rsid="0017c7be"/>
    </style:style>
    <style:style style:name="P10" style:family="paragraph" style:parent-style-name="normal">
      <style:text-properties officeooo:paragraph-rsid="0017dc9b"/>
    </style:style>
    <style:style style:name="P11" style:family="paragraph" style:parent-style-name="normal">
      <style:text-properties officeooo:paragraph-rsid="001ad2ae"/>
    </style:style>
    <style:style style:name="P12" style:family="paragraph" style:parent-style-name="normal">
      <style:text-properties officeooo:paragraph-rsid="001bedda"/>
    </style:style>
    <style:style style:name="P13" style:family="paragraph" style:parent-style-name="normal">
      <style:text-properties officeooo:paragraph-rsid="001cc687"/>
    </style:style>
    <style:style style:name="P14" style:family="paragraph" style:parent-style-name="normal" style:master-page-name="Standard">
      <style:paragraph-properties style:page-number="auto"/>
    </style:style>
    <style:style style:name="P15" style:family="paragraph" style:parent-style-name="normal">
      <style:paragraph-properties fo:margin-left="1.27cm" fo:margin-right="0cm" fo:text-indent="0cm" style:auto-text-indent="false"/>
      <style:text-properties officeooo:paragraph-rsid="000fb091"/>
    </style:style>
    <style:style style:name="T1" style:family="text">
      <style:text-properties fo:font-weight="bold" style:font-weight-asian="bold"/>
    </style:style>
    <style:style style:name="T2" style:family="text">
      <style:text-properties fo:font-weight="bold" officeooo:rsid="000fb091" style:font-weight-asian="bold"/>
    </style:style>
    <style:style style:name="T3" style:family="text">
      <style:text-properties fo:font-weight="bold" officeooo:rsid="001bedda" style:font-weight-asian="bold"/>
    </style:style>
    <style:style style:name="T4" style:family="text">
      <style:text-properties fo:font-style="italic" style:font-style-asian="italic"/>
    </style:style>
    <style:style style:name="T5" style:family="text">
      <style:text-properties fo:color="#1155cc" style:text-underline-style="solid" style:text-underline-width="auto" style:text-underline-color="font-color"/>
    </style:style>
    <style:style style:name="T6" style:family="text">
      <style:text-properties fo:color="#222222" fo:background-color="#ffffff"/>
    </style:style>
    <style:style style:name="T7" style:family="text">
      <style:text-properties fo:color="#222222" fo:font-style="italic" fo:background-color="#ffffff" style:font-style-asian="italic"/>
    </style:style>
    <style:style style:name="T8" style:family="text">
      <style:text-properties officeooo:rsid="000b3466"/>
    </style:style>
    <style:style style:name="T9" style:family="text">
      <style:text-properties fo:font-variant="normal" fo:text-transform="none" fo:color="#000000" fo:letter-spacing="normal" fo:font-style="normal" fo:font-weight="normal" officeooo:rsid="000b3466"/>
    </style:style>
    <style:style style:name="T10" style:family="text">
      <style:text-properties fo:font-variant="normal" fo:text-transform="none" fo:color="#333333" style:font-name="Helvetica Neue" fo:font-size="10.5pt" fo:letter-spacing="normal" fo:font-style="normal" fo:font-weight="normal" officeooo:rsid="000b3466"/>
    </style:style>
    <style:style style:name="T11" style:family="text">
      <style:text-properties fo:font-variant="normal" fo:text-transform="none" fo:color="#0088cc" style:font-name="Helvetica Neue" fo:font-size="10.5pt" fo:letter-spacing="normal" fo:font-style="normal" style:text-underline-style="solid" style:text-underline-width="auto" style:text-underline-color="font-color" fo:font-weight="normal" officeooo:rsid="000b3466"/>
    </style:style>
    <style:style style:name="T12" style:family="text">
      <style:text-properties fo:color="#000000" fo:font-size="11pt" officeooo:rsid="0019877e" style:font-size-asian="11pt" style:font-size-complex="11pt"/>
    </style:style>
    <style:style style:name="T13" style:family="text">
      <style:text-properties fo:color="#000000" fo:font-size="11pt" officeooo:rsid="001ad2ae" style:font-size-asian="11pt" style:font-size-complex="11pt"/>
    </style:style>
    <style:style style:name="T14" style:family="text">
      <style:text-properties fo:color="#000000" fo:font-size="11pt" officeooo:rsid="001cc687" style:font-size-asian="11pt" style:font-size-complex="11pt"/>
    </style:style>
    <style:style style:name="T15" style:family="text">
      <style:text-properties officeooo:rsid="000d1e37"/>
    </style:style>
    <style:style style:name="T16" style:family="text">
      <style:text-properties officeooo:rsid="000f088e"/>
    </style:style>
    <style:style style:name="T17" style:family="text">
      <style:text-properties officeooo:rsid="000fb091"/>
    </style:style>
    <style:style style:name="T18" style:family="text">
      <style:text-properties officeooo:rsid="001174da"/>
    </style:style>
    <style:style style:name="T19" style:family="text">
      <style:text-properties officeooo:rsid="001289d5"/>
    </style:style>
    <style:style style:name="T20" style:family="text">
      <style:text-properties officeooo:rsid="0014582c"/>
    </style:style>
    <style:style style:name="T21" style:family="text">
      <style:text-properties officeooo:rsid="0015ad2c"/>
    </style:style>
    <style:style style:name="T22" style:family="text">
      <style:text-properties officeooo:rsid="0017c7be"/>
    </style:style>
    <style:style style:name="T23" style:family="text">
      <style:text-properties style:font-name="arial" fo:font-size="11pt" officeooo:rsid="0017c7be" style:font-size-asian="11pt" style:font-size-complex="11pt"/>
    </style:style>
    <style:style style:name="T24" style:family="text">
      <style:text-properties style:font-name="arial" fo:font-size="11pt" officeooo:rsid="0019877e" style:font-size-asian="11pt" style:font-size-complex="11pt"/>
    </style:style>
    <style:style style:name="T25" style:family="text">
      <style:text-properties style:font-name="arial" fo:font-size="11pt" officeooo:rsid="001bedda" style:font-size-asian="11pt" style:font-size-complex="11pt"/>
    </style:style>
    <style:style style:name="T26" style:family="text">
      <style:text-properties officeooo:rsid="0017dc9b"/>
    </style:style>
    <style:style style:name="T27" style:family="text">
      <style:text-properties officeooo:rsid="0019877e"/>
    </style:style>
    <style:style style:name="T28" style:family="text">
      <style:text-properties officeooo:rsid="001ad2ae"/>
    </style:style>
    <style:style style:name="T29" style:family="text">
      <style:text-properties officeooo:rsid="001bedda"/>
    </style:style>
    <style:style style:name="T30" style:family="text">
      <style:text-properties officeooo:rsid="001cc6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itle: </text:span><text:span text:style-name="T3">Factors Contributing To </text:span><text:span text:style-name="T2">Loan Interest Rate</text:span><text:span text:style-name="T3">s</text:span></text:p>
      <text:p text:style-name="normal"/>
      <text:p text:style-name="normal"><text:span text:style-name="T1">Introduction: </text:span></text:p>
      <text:p text:style-name="normal"/>
      <text:p text:style-name="P4"><text:span text:style-name="T8">Loans from one party to another have been a facet of economic history probably for as long as people have acquired expenses greater than their current assets can support. Wikipedia defines a loan as “a debt evidenced by a note which specifies, amon</text:span><text:span text:style-name="T16">g</text:span><text:span text:style-name="T8"> other things, the principal amount, interest rate</text:span><text:span text:style-name="T9">, and date of repayment</text:span><text:span text:style-name="T8">.” </text:span><text:span text:style-name="T29">[1] </text:span><text:span text:style-name="T16">Understanding the relationship between the loan interest rate and various </text:span><text:span text:style-name="T21">aspects related to the </text:span><text:span text:style-name="T16">loan applica</text:span><text:span text:style-name="T21">nt</text:span><text:span text:style-name="T16"> may help us to predict the interest rate that should be provided to the applicant in order to retain business or maximise the profit of the loan underwriter.</text:span></text:p>
      <text:p text:style-name="P2"><text:span text:style-name="T8"/></text:p>
      <text:p text:style-name="P6"><text:span text:style-name="T17">Our analysis has concluded that the FICO score has an inverse relationship with the loan interest rate - i.e. the higher the FICO rating the lower the interest rate. The FICO score also appears to have the greatest correlation to the interest rate compared to all other variables within our data-set. There were also additional variables that appeared to have some correlation with the interest rate, these included the following variables:-</text:span></text:p>
      <text:p text:style-name="P6"><text:span text:style-name="T17"/></text:p>
      <text:p text:style-name="P15"><text:span text:style-name="T17">1. Amount Funded – the larger the loan the higher the interest rate.</text:span></text:p>
      <text:p text:style-name="P15"><text:span text:style-name="T17">2. Loan Term – the longer the term the higher the interest rate.</text:span></text:p>
      <text:p text:style-name="normal"/>
      <text:p text:style-name="normal"><text:span text:style-name="T1">Methods:</text:span></text:p>
      <text:p text:style-name="normal"/>
      <text:p text:style-name="normal"><text:span text:style-name="T4">Data Collection</text:span></text:p>
      <text:p text:style-name="normal"/>
      <text:p text:style-name="P1">For our analysis we used <text:span text:style-name="T8">a sample </text:span><text:span text:style-name="T15">data-</text:span><text:span text:style-name="T8">set of 2,500 peer-to peer loans issued via the Lending Club </text:span><text:span text:style-name="T10">(</text:span><text:a xlink:type="simple" xlink:href="https://www.lendingclub.com/home.action"><text:span text:style-name="T11">https://www.lendingclub.com/home.action</text:span></text:a><text:span text:style-name="T10">). </text:span>The data <text:span text:style-name="T15">was</text:span> downloaded from <text:a xlink:type="simple" xlink:href="https://spark-public.s3.amazonaws.com/dataanalysis/loansData.rda"><text:span text:style-name="T15">https://spark-public.s3.amazonaws.com/dataanalysis/loansData.rda</text:span></text:a><text:span text:style-name="T15"> </text:span>on <text:span text:style-name="T15">February 16</text:span>, 2013 using the R programming language [<text:span text:style-name="T29">2</text:span>]. </text:p>
      <text:p text:style-name="normal"/>
      <text:p text:style-name="normal"><text:span text:style-name="T4">Exploratory Analysis</text:span></text:p>
      <text:p text:style-name="normal"/>
      <text:p text:style-name="P7"><text:span text:style-name="T18">The data was initially transformed predominately to transform percentage values into numerical values to enable charting and regression analysis to be performed </text:span><text:span text:style-name="T20">(the loan interest rate and debt to income ratio)</text:span><text:span text:style-name="T18">. The interest rate data was also grouped into integer values to simplify the data-set for our analysis purposes. Inferences were drawn from the transformed data-set predominately by </text:span>examining <text:span text:style-name="T29">various </text:span>plots <text:span text:style-name="T29">of the data</text:span>. <text:span text:style-name="T18">Exploratory analysis enabled us to </text:span>(1) verify the quality of the data <text:span text:style-name="T18">(check missing values/transform numerical data stored as character data)</text:span>, <text:span text:style-name="T18">(2) draw inferences via charting </text:span>and (3) determine <text:span text:style-name="T22">if</text:span> regression model<text:span text:style-name="T22">s were worth </text:span><text:soft-page-break/><text:span text:style-name="T22">pursuing to validate relationships between the</text:span><text:span text:style-name="T18"> interest rate </text:span><text:span text:style-name="T22">and other variables within the data-set.</text:span></text:p>
      <text:p text:style-name="normal"/>
      <text:p text:style-name="normal"><text:span text:style-name="T4">Statistical Modeling</text:span></text:p>
      <text:p text:style-name="normal"/>
      <text:p text:style-name="P9"><text:span text:style-name="T22">The FICO score was transformed by converting a data range to a single number </text:span><text:span text:style-name="T23">(695-699 was for instance mapped to 695). The amended FICO was score was then utilised within a linear regression to determine the interest rate. Coefficients were estimated and standard errors calculated. </text:span><text:span text:style-name="T24">Linear regression analyses were also completed on the loan size and the loan term </text:span><text:span text:style-name="T25">[3]</text:span><text:span text:style-name="T24">.</text:span></text:p>
      <text:p text:style-name="P8"/>
      <text:p text:style-name="normal"><text:span text:style-name="T4">Reproducibility</text:span></text:p>
      <text:p text:style-name="normal"/>
      <text:p text:style-name="normal">All analyses performed in this manuscript are <text:span text:style-name="T19">reproducible via a R markdown file available on request</text:span>. <text:span text:style-name="T19">Please note if the underlying data set utilised is amended then the results may vary </text:span><text:span text:style-name="T30">[4]</text:span><text:span text:style-name="T19">.</text:span></text:p>
      <text:p text:style-name="normal"/>
      <text:p text:style-name="normal"><text:span text:style-name="T1">Results:</text:span></text:p>
      <text:p text:style-name="normal"/>
      <text:p text:style-name="P9"><text:span text:style-name="T22">The data-set that was utilised within this analysis required manipulation of the </text:span><text:span text:style-name="T29">percentage (</text:span><text:span text:style-name="T22">%</text:span><text:span text:style-name="T29">)</text:span><text:span text:style-name="T22"> figures which were loaded as character or string type fields as well as some manipulation on the interest rate and FICO scores to enable analysis to be completed. There were a small amount of NA values within a small number of the </text:span><text:span text:style-name="T23">columns/variables within the data-set.</text:span></text:p>
      <text:p text:style-name="P3"><text:span text:style-name="T22"/></text:p>
      <text:p text:style-name="P4"><text:span text:style-name="T22">The FICO score was determined to have a sign</text:span><text:span text:style-name="T29">i</text:span><text:span text:style-name="T22">ficant negative correlation to the interest rate with a coefficient of -0.05835. This can be explained as a decrease in the </text:span><text:span text:style-name="T27">FICO</text:span><text:span text:style-name="T22"> score of 100 </text:span><text:span text:style-name="T29">points </text:span><text:span text:style-name="T22">would lead to an increase in the interest rate by a magnitude of 5 basis point (i.e. 10% to 15%) (9</text:span><text:span text:style-name="T26">0</text:span><text:span text:style-name="T22">% Confidence Interval: -0.064</text:span><text:span text:style-name="T26"> </text:span><text:span text:style-name="T22">, -0.05</text:span><text:span text:style-name="T26">2</text:span><text:span text:style-name="T22">).</text:span></text:p>
      <text:p text:style-name="P9"><text:span text:style-name="T22"/></text:p>
      <text:p text:style-name="P10"><text:span text:style-name="T26">As the relationship between the FICO score and the interest was determined to be highly statistically signficant the remaining analyses were completed on a subset of data and later validated with </text:span><text:span text:style-name="T27">a different data-</text:span><text:span text:style-name="T30">sub</text:span><text:span text:style-name="T27">set </text:span><text:span text:style-name="T30">utilising</text:span><text:span text:style-name="T27"> a different FICO range</text:span><text:span text:style-name="T26">.</text:span></text:p>
      <text:p text:style-name="P10"><text:span text:style-name="T27"/></text:p>
      <text:p text:style-name="P5"><text:span text:style-name="T27">We analysed the relationship between loan size and the mean interest rate via subsetting the data with a FICO range of “695-699” and completing a linear regression analysis. We determined that there was a c</text:span><text:span text:style-name="T12">oefficient of 2.451e-04. The same analysis was then completed with a data-set with </text:span><text:span text:style-name="T14">a</text:span><text:span text:style-name="T12"> FICO range of "670-674" and the coefficient was 2.633e-04. Based upon this coefficient if the lo</text:span><text:span text:style-name="T14">a</text:span><text:span text:style-name="T12">n size increases by $10,000 we would expect the interest rate to increase by 2.66 </text:span><text:span text:style-name="T14">basis points</text:span><text:span text:style-name="T12">.</text:span></text:p>
      <text:p text:style-name="P5"><text:span text:style-name="T27"/></text:p>
      <text:p text:style-name="P5"><text:soft-page-break/><text:span text:style-name="T27">Our final analysis </text:span><text:span text:style-name="T30">validated</text:span><text:span text:style-name="T27"> the relationship between loan </text:span><text:span text:style-name="T28">term </text:span><text:span text:style-name="T27">and the mean interest rate via subsetting the data with a FICO range of “695-699” and completing a linear regression analysis. We determined that there was a c</text:span><text:span text:style-name="T12">oefficient of </text:span><text:span text:style-name="T13">4.489</text:span><text:span text:style-name="T12">. The same analysis was then completed with a data-set with FICO range of "670-674" and the coefficient was </text:span><text:span text:style-name="T13">4.808</text:span><text:span text:style-name="T12">. </text:span><text:span text:style-name="T13">Although both of these analysis confirmed a positive relationship between the length of the loan term and the interest rate it should be noted that there were only 2 distinct loan terms within the data-set and the coefficients should therefore be viewed with some skeptism.</text:span></text:p>
      <text:p text:style-name="normal"/>
      <text:p text:style-name="normal"><text:span text:style-name="T1">Conclusions: </text:span></text:p>
      <text:p text:style-name="normal"/>
      <text:p text:style-name="P11"><text:span text:style-name="T28">Our analysis suggests that there </text:span><text:span text:style-name="T30">is a significant negative relationship between </text:span><text:span text:style-name="T28">FICO scores a</text:span><text:span text:style-name="T30">nd interest rates. Other variables were also shown to have be positively correlated to the interest rate within loans taken up by applicants. The two variables <text:s/>that this analysis suggest have a postive correlation with interest rates are the loan term (the longer the loan the higher the interest rate) and the loan size (the larger the loan the higher the interest rate).</text:span></text:p>
      <text:p text:style-name="P11"><text:span text:style-name="T30"/></text:p>
      <text:p text:style-name="P13"><text:span text:style-name="T30">This analysis provides some insights into determining the applicable interest rate compared to the particular applicants details. It should be noted however that interest rates are not only determined via the applicants details and that therefore some key details may have been missed. Interest rates for instance may rise and fall over time. The data-set was also from one source only and limited in scope. Further analysis with more data and possibly some increased variables such as time and market interest rate at that point in time may help to further refine this analysi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span text:style-name="T1">References</text:span></text:p>
      <text:p text:style-name="normal"/>
      <text:p text:style-name="P1">1. Wikipedia “<text:span text:style-name="T15">Loans</text:span>” Page. URL: <text:a xlink:type="simple" xlink:href="https://en.wikipedia.org/wiki/Loan"><text:span text:style-name="T5">https://en.wikipedia.org/wiki/Loan</text:span></text:a>. Accessed <text:span text:style-name="T15">February 16</text:span>, 2013.</text:p>
      <text:p text:style-name="P12"><text:span text:style-name="T29">2</text:span>. R Core Team (2012). ”R: A language and environment for statistical computing.” URL: <text:a xlink:type="simple" xlink:href="http://www.r-project.org"><text:span text:style-name="T5">http://www.R-project.org</text:span></text:a></text:p>
      <text:p text:style-name="normal"><text:span text:style-name="T29">3</text:span>. <text:span text:style-name="T6">Seber, George AF, and Alan J. Lee. </text:span><text:span text:style-name="T7">Linear regression analysis</text:span><text:span text:style-name="T6">. Vol. 936. Wiley, 2012.</text:span></text:p>
      <text:p text:style-name="normal"><text:span text:style-name="T30">4</text:span>. R Markdown Page. URL: <text:a xlink:type="simple" xlink:href="http://www.rstudio.com/ide/docs/authoring/using_markdown"><text:span text:style-name="T5">http://www.rstudio.com/ide/docs/authoring/using_markdown</text:span></text:a>. Accessed 1/31/2013</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roid Sans Mono1" svg:font-family="'Droid Sans Mono'"/>
    <style:font-face style:name="Helvetica Neue" svg:font-family="'Helvetica Neue', Helvetica, Arial, sans-serif"/>
    <style:font-face style:name="sans-serif" svg:font-family="sans-serif"/>
    <style:font-face style:name="arial" svg:font-family="arial" style:font-family-generic="swiss"/>
    <style:font-face style:name="Droid Sans Mono" svg:font-family="'Droid Sans Mono'" style:font-family-generic="modern" style:font-pitch="fixed"/>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Georgia1" svg:font-family="Georgi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ejaVu Sans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Text_20_body" style:default-outline-level="1" style:list-style-name="" style:class="text">
      <style:paragraph-properties fo:margin-top="0.847cm" fo:margin-bottom="0.212cm" style:contextual-spacing="false"/>
      <style:text-properties fo:font-size="18pt" fo:font-weight="bold" style:font-size-asian="18pt" style:font-weight-asian="bold"/>
    </style:style>
    <style:style style:name="Heading_20_2" style:display-name="Heading 2" style:family="paragraph" style:next-style-name="Text_20_body" style:default-outline-level="2" style:class="text">
      <style:paragraph-properties fo:margin-top="0.635cm" fo:margin-bottom="0.141cm" style:contextual-spacing="false"/>
      <style:text-properties fo:font-size="14pt" fo:font-weight="bold" style:font-size-asian="14pt" style:font-weight-asian="bold"/>
    </style:style>
    <style:style style:name="Heading_20_3" style:display-name="Heading 3" style:family="paragraph" style:next-style-name="Text_20_body" style:default-outline-level="3" style:class="text">
      <style:paragraph-properties fo:margin-top="0.494cm" fo:margin-bottom="0.141cm" style:contextual-spacing="false"/>
      <style:text-properties fo:color="#666666" fo:font-size="12pt" fo:font-weight="bold" style:font-size-asian="12pt" style:font-weight-asian="bold"/>
    </style:style>
    <style:style style:name="Heading_20_4" style:display-name="Heading 4" style:family="paragraph" style:next-style-name="Text_20_body" style:default-outline-level="4" style:class="text">
      <style:paragraph-properties fo:margin-top="0.423cm" fo:margin-bottom="0.071cm" style:contextual-spacing="false"/>
      <style:text-properties fo:color="#666666" fo:font-style="italic" style:font-style-asian="italic"/>
    </style:style>
    <style:style style:name="Heading_20_5" style:display-name="Heading 5" style:family="paragraph" style:next-style-name="Text_20_body" style:default-outline-level="5" style:class="text">
      <style:paragraph-properties fo:margin-top="0.388cm" fo:margin-bottom="0.071cm" style:contextual-spacing="false"/>
      <style:text-properties fo:color="#666666" fo:font-size="10pt" fo:font-weight="bold" style:font-size-asian="10pt" style:font-weight-asian="bold"/>
    </style:style>
    <style:style style:name="Heading_20_6" style:display-name="Heading 6" style:family="paragraph" style:next-style-name="Text_20_body" style:default-outline-level="6" style:class="text">
      <style:paragraph-properties fo:margin-top="0.353cm" fo:margin-bottom="0.071cm" style:contextual-spacing="false"/>
      <style:text-properties fo:color="#666666" fo:font-size="10pt" fo:font-style="italic" style:font-size-asian="10pt" style:font-style-asian="italic"/>
    </style:style>
    <style:style style:name="normal" style:family="paragraph" style:default-outline-level="">
      <style:paragraph-properties fo:line-height="115%" fo:orphans="2" fo:widows="2" style:writing-mode="lr-tb"/>
      <style:text-properties fo:color="#000000" style:font-name="Arial" fo:font-size="11pt" style:font-name-asian="Arial1" style:font-size-asian="11pt" style:font-name-complex="Arial1"/>
    </style:style>
    <style:style style:name="Title" style:family="paragraph" style:parent-style-name="normal" style:next-style-name="Subtitle" style:default-outline-level="" style:class="chapter">
      <style:paragraph-properties fo:margin-top="0.847cm" fo:margin-bottom="0.212cm" style:contextual-spacing="false" fo:text-align="center" style:justify-single-word="false"/>
      <style:text-properties fo:font-size="36pt" fo:font-weight="bold" style:font-size-asian="36pt" style:font-weight-asian="bold" style:font-size-complex="18pt" style:font-weight-complex="bold"/>
    </style:style>
    <style:style style:name="Subtitle" style:family="paragraph" style:parent-style-name="normal" style:next-style-name="Text_20_body" style:default-outline-level="" style:class="chapter">
      <style:paragraph-properties fo:margin-top="0.635cm" fo:margin-bottom="0.141cm" style:contextual-spacing="false" fo:text-align="center"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Droid Sans Mono" style:font-size-asian="10pt" style:font-name-complex="Droid Sans Mono"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pleAnalysis.docx</dc:title>
    <meta:initial-creator>Jeffrey Leek</meta:initial-creator>
    <meta:editing-cycles>15</meta:editing-cycles>
    <meta:creation-date>2013-02-01T15:06:00</meta:creation-date>
    <dc:date>2013-02-17T16:49:11</dc:date>
    <meta:editing-duration>PT23H20M11S</meta:editing-duration>
    <meta:generator>LibreOffice/3.6$Linux_X86_64 LibreOffice_project/360m1$Build-2</meta:generator>
    <meta:document-statistic meta:table-count="0" meta:image-count="0" meta:object-count="0" meta:page-count="4" meta:paragraph-count="29" meta:word-count="1014" meta:character-count="6463" meta:non-whitespace-character-count="5474"/>
    <meta:user-defined meta:name="AppVersion">12.0000</meta:user-defined>
    <meta:user-defined meta:name="Company">Johns Hopkins School of Public Healt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